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8pt" fo:language="zxx" fo:country="none" fo:font-weight="bold" officeooo:rsid="0006d4d9" officeooo:paragraph-rsid="0006d4d9" style:font-size-asian="15.75pt" style:language-asian="zxx" style:country-asian="none" style:font-weight-asian="bold" style:font-size-complex="18pt" style:language-complex="zxx" style:country-complex="none" style:font-weight-complex="bold"/>
    </style:style>
    <style:style style:name="P2" style:family="paragraph" style:parent-style-name="Standard">
      <style:paragraph-properties fo:text-align="start" style:justify-single-word="false"/>
      <style:text-properties fo:font-size="14pt" fo:language="zxx" fo:country="none" fo:font-weight="bold" officeooo:rsid="004767d9" officeooo:paragraph-rsid="004767d9" style:font-size-asian="12.25pt" style:language-asian="zxx" style:country-asian="none" style:font-weight-asian="bold" style:font-size-complex="14pt" style:language-complex="zxx" style:country-complex="none" style:font-weight-complex="bold"/>
    </style:style>
    <style:style style:name="P3" style:family="paragraph" style:parent-style-name="Standard">
      <style:paragraph-properties fo:text-align="start" style:justify-single-word="false"/>
      <style:text-properties fo:font-size="12pt" fo:language="zxx" fo:country="none" fo:font-weight="normal" officeooo:rsid="0006d4d9" officeooo:paragraph-rsid="0006d4d9" style:font-size-asian="12pt" style:language-asian="zxx" style:country-asian="none" style:font-weight-asian="normal" style:font-size-complex="12pt" style:language-complex="zxx" style:country-complex="none" style:font-weight-complex="normal"/>
    </style:style>
    <style:style style:name="P4" style:family="paragraph" style:parent-style-name="Standard">
      <style:paragraph-properties fo:text-align="start" style:justify-single-word="false"/>
      <style:text-properties fo:font-size="12pt" fo:language="zxx" fo:country="none" fo:font-weight="normal" officeooo:rsid="00098c5f" officeooo:paragraph-rsid="00098c5f" style:font-size-asian="12pt" style:language-asian="zxx" style:country-asian="none" style:font-weight-asian="normal" style:font-size-complex="12pt" style:language-complex="zxx" style:country-complex="none" style:font-weight-complex="normal"/>
    </style:style>
    <style:style style:name="P5" style:family="paragraph" style:parent-style-name="Standard">
      <style:paragraph-properties fo:text-align="start" style:justify-single-word="false"/>
      <style:text-properties fo:font-size="12pt" fo:language="zxx" fo:country="none" fo:font-weight="normal" officeooo:rsid="000a978f" officeooo:paragraph-rsid="000a978f" style:font-size-asian="12pt" style:language-asian="zxx" style:country-asian="none" style:font-weight-asian="normal" style:font-size-complex="12pt" style:language-complex="zxx" style:country-complex="none" style:font-weight-complex="normal"/>
    </style:style>
    <style:style style:name="P6" style:family="paragraph" style:parent-style-name="Standard">
      <style:paragraph-properties fo:text-align="start" style:justify-single-word="false"/>
      <style:text-properties fo:font-size="12pt" fo:language="zxx" fo:country="none" fo:font-weight="normal" officeooo:rsid="000b0027" officeooo:paragraph-rsid="000b0027" style:font-size-asian="12pt" style:language-asian="zxx" style:country-asian="none" style:font-weight-asian="normal" style:font-size-complex="12pt" style:language-complex="zxx" style:country-complex="none" style:font-weight-complex="normal"/>
    </style:style>
    <style:style style:name="P7" style:family="paragraph" style:parent-style-name="Standard">
      <style:paragraph-properties fo:text-align="start" style:justify-single-word="false"/>
      <style:text-properties fo:font-size="12pt" fo:language="zxx" fo:country="none" fo:font-weight="normal" officeooo:rsid="000c8256" officeooo:paragraph-rsid="000c8256" style:font-size-asian="12pt" style:language-asian="zxx" style:country-asian="none" style:font-weight-asian="normal" style:font-size-complex="12pt" style:language-complex="zxx" style:country-complex="none" style:font-weight-complex="normal"/>
    </style:style>
    <style:style style:name="P8" style:family="paragraph" style:parent-style-name="Standard">
      <style:paragraph-properties fo:text-align="start" style:justify-single-word="false"/>
      <style:text-properties fo:font-size="12pt" fo:language="zxx" fo:country="none" fo:font-weight="normal" officeooo:rsid="000e281b" officeooo:paragraph-rsid="000e281b" style:font-size-asian="12pt" style:language-asian="zxx" style:country-asian="none" style:font-weight-asian="normal" style:font-size-complex="12pt" style:language-complex="zxx" style:country-complex="none" style:font-weight-complex="normal"/>
    </style:style>
    <style:style style:name="P9" style:family="paragraph" style:parent-style-name="Standard">
      <style:paragraph-properties fo:text-align="start" style:justify-single-word="false"/>
      <style:text-properties fo:font-size="12pt" fo:language="zxx" fo:country="none" fo:font-weight="normal" officeooo:rsid="00101bc8" officeooo:paragraph-rsid="00101bc8" style:font-size-asian="12pt" style:language-asian="zxx" style:country-asian="none" style:font-weight-asian="normal" style:font-size-complex="12pt" style:language-complex="zxx" style:country-complex="none" style:font-weight-complex="normal"/>
    </style:style>
    <style:style style:name="P10" style:family="paragraph" style:parent-style-name="Standard">
      <style:paragraph-properties fo:text-align="start" style:justify-single-word="false"/>
      <style:text-properties fo:font-size="12pt" fo:language="zxx" fo:country="none" fo:font-weight="normal" officeooo:rsid="0012bde4" officeooo:paragraph-rsid="0012bde4" style:font-size-asian="12pt" style:language-asian="zxx" style:country-asian="none" style:font-weight-asian="normal" style:font-size-complex="12pt" style:language-complex="zxx" style:country-complex="none" style:font-weight-complex="normal"/>
    </style:style>
    <style:style style:name="P11" style:family="paragraph" style:parent-style-name="Standard">
      <style:paragraph-properties fo:text-align="start" style:justify-single-word="false"/>
      <style:text-properties fo:font-size="12pt" fo:language="zxx" fo:country="none" fo:font-weight="normal" officeooo:rsid="0012cd37" officeooo:paragraph-rsid="0012cd37" style:font-size-asian="12pt" style:language-asian="zxx" style:country-asian="none" style:font-weight-asian="normal" style:font-size-complex="12pt" style:language-complex="zxx" style:country-complex="none" style:font-weight-complex="normal"/>
    </style:style>
    <style:style style:name="P12" style:family="paragraph" style:parent-style-name="Standard">
      <style:paragraph-properties fo:text-align="start" style:justify-single-word="false"/>
      <style:text-properties fo:font-size="12pt" fo:language="zxx" fo:country="none" fo:font-weight="normal" officeooo:rsid="0013fb51" officeooo:paragraph-rsid="0013fb51" style:font-size-asian="12pt" style:language-asian="zxx" style:country-asian="none" style:font-weight-asian="normal" style:font-size-complex="12pt" style:language-complex="zxx" style:country-complex="none" style:font-weight-complex="normal"/>
    </style:style>
    <style:style style:name="P13" style:family="paragraph" style:parent-style-name="Standard">
      <style:paragraph-properties fo:text-align="start" style:justify-single-word="false"/>
      <style:text-properties fo:font-size="12pt" fo:language="zxx" fo:country="none" fo:font-weight="normal" officeooo:rsid="0014e4c4" officeooo:paragraph-rsid="0014e4c4" style:font-size-asian="12pt" style:language-asian="zxx" style:country-asian="none" style:font-weight-asian="normal" style:font-size-complex="12pt" style:language-complex="zxx" style:country-complex="none" style:font-weight-complex="normal"/>
    </style:style>
    <style:style style:name="P14" style:family="paragraph" style:parent-style-name="Standard">
      <style:paragraph-properties fo:text-align="start" style:justify-single-word="false"/>
      <style:text-properties fo:font-size="12pt" fo:language="zxx" fo:country="none" fo:font-weight="normal" officeooo:rsid="00155633" officeooo:paragraph-rsid="00155633" style:font-size-asian="12pt" style:language-asian="zxx" style:country-asian="none" style:font-weight-asian="normal" style:font-size-complex="12pt" style:language-complex="zxx" style:country-complex="none" style:font-weight-complex="normal"/>
    </style:style>
    <style:style style:name="P15" style:family="paragraph" style:parent-style-name="Standard">
      <style:paragraph-properties fo:text-align="start" style:justify-single-word="false"/>
      <style:text-properties fo:font-size="12pt" fo:language="zxx" fo:country="none" fo:font-weight="normal" officeooo:rsid="001588e9" officeooo:paragraph-rsid="001588e9" style:font-size-asian="12pt" style:language-asian="zxx" style:country-asian="none" style:font-weight-asian="normal" style:font-size-complex="12pt" style:language-complex="zxx" style:country-complex="none" style:font-weight-complex="normal"/>
    </style:style>
    <style:style style:name="P16" style:family="paragraph" style:parent-style-name="Standard">
      <style:paragraph-properties fo:text-align="start" style:justify-single-word="false"/>
      <style:text-properties fo:font-size="12pt" fo:language="zxx" fo:country="none" fo:font-weight="normal" officeooo:rsid="0016610a" officeooo:paragraph-rsid="0016610a" style:font-size-asian="12pt" style:language-asian="zxx" style:country-asian="none" style:font-weight-asian="normal" style:font-size-complex="12pt" style:language-complex="zxx" style:country-complex="none" style:font-weight-complex="normal"/>
    </style:style>
    <style:style style:name="P17" style:family="paragraph" style:parent-style-name="Standard">
      <style:paragraph-properties fo:text-align="start" style:justify-single-word="false"/>
      <style:text-properties fo:font-size="12pt" fo:language="zxx" fo:country="none" fo:font-weight="normal" officeooo:rsid="0016eae9" officeooo:paragraph-rsid="0016eae9" style:font-size-asian="12pt" style:language-asian="zxx" style:country-asian="none" style:font-weight-asian="normal" style:font-size-complex="12pt" style:language-complex="zxx" style:country-complex="none" style:font-weight-complex="normal"/>
    </style:style>
    <style:style style:name="P18" style:family="paragraph" style:parent-style-name="Standard">
      <style:paragraph-properties fo:text-align="start" style:justify-single-word="false"/>
      <style:text-properties fo:font-size="12pt" fo:language="zxx" fo:country="none" fo:font-weight="normal" officeooo:rsid="00178dbb" officeooo:paragraph-rsid="00178dbb" style:font-size-asian="12pt" style:language-asian="zxx" style:country-asian="none" style:font-weight-asian="normal" style:font-size-complex="12pt" style:language-complex="zxx" style:country-complex="none" style:font-weight-complex="normal"/>
    </style:style>
    <style:style style:name="P19" style:family="paragraph" style:parent-style-name="Standard">
      <style:paragraph-properties fo:text-align="start" style:justify-single-word="false"/>
      <style:text-properties fo:font-size="12pt" fo:language="zxx" fo:country="none" fo:font-weight="normal" officeooo:rsid="00191391" officeooo:paragraph-rsid="00191391" style:font-size-asian="12pt" style:language-asian="zxx" style:country-asian="none" style:font-weight-asian="normal" style:font-size-complex="12pt" style:language-complex="zxx" style:country-complex="none" style:font-weight-complex="normal"/>
    </style:style>
    <style:style style:name="P20" style:family="paragraph" style:parent-style-name="Standard">
      <style:paragraph-properties fo:text-align="start" style:justify-single-word="false"/>
      <style:text-properties fo:font-size="12pt" fo:language="zxx" fo:country="none" fo:font-weight="normal" officeooo:rsid="001915ef" officeooo:paragraph-rsid="001915ef" style:font-size-asian="12pt" style:language-asian="zxx" style:country-asian="none" style:font-weight-asian="normal" style:font-size-complex="12pt" style:language-complex="zxx" style:country-complex="none" style:font-weight-complex="normal"/>
    </style:style>
    <style:style style:name="P21" style:family="paragraph" style:parent-style-name="Standard">
      <style:paragraph-properties fo:text-align="start" style:justify-single-word="false"/>
      <style:text-properties fo:font-size="12pt" fo:language="zxx" fo:country="none" fo:font-weight="normal" officeooo:rsid="0019f6c1" officeooo:paragraph-rsid="0019f6c1" style:font-size-asian="12pt" style:language-asian="zxx" style:country-asian="none" style:font-weight-asian="normal" style:font-size-complex="12pt" style:language-complex="zxx" style:country-complex="none" style:font-weight-complex="normal"/>
    </style:style>
    <style:style style:name="P22" style:family="paragraph" style:parent-style-name="Standard">
      <style:paragraph-properties fo:text-align="start" style:justify-single-word="false"/>
      <style:text-properties fo:font-size="12pt" fo:language="zxx" fo:country="none" fo:font-weight="normal" officeooo:rsid="001b2679" officeooo:paragraph-rsid="001b2679" style:font-size-asian="12pt" style:language-asian="zxx" style:country-asian="none" style:font-weight-asian="normal" style:font-size-complex="12pt" style:language-complex="zxx" style:country-complex="none" style:font-weight-complex="normal"/>
    </style:style>
    <style:style style:name="P23" style:family="paragraph" style:parent-style-name="Standard">
      <style:paragraph-properties fo:text-align="start" style:justify-single-word="false"/>
      <style:text-properties fo:font-size="12pt" fo:language="zxx" fo:country="none" fo:font-weight="normal" officeooo:rsid="001f38cb" officeooo:paragraph-rsid="001f38cb" style:font-size-asian="12pt" style:language-asian="zxx" style:country-asian="none" style:font-weight-asian="normal" style:font-size-complex="12pt" style:language-complex="zxx" style:country-complex="none" style:font-weight-complex="normal"/>
    </style:style>
    <style:style style:name="P24" style:family="paragraph" style:parent-style-name="Standard">
      <style:paragraph-properties fo:text-align="start" style:justify-single-word="false"/>
      <style:text-properties fo:font-size="12pt" fo:language="zxx" fo:country="none" fo:font-weight="normal" officeooo:rsid="001f78d2" officeooo:paragraph-rsid="001f78d2" style:font-size-asian="12pt" style:language-asian="zxx" style:country-asian="none" style:font-weight-asian="normal" style:font-size-complex="12pt" style:language-complex="zxx" style:country-complex="none" style:font-weight-complex="normal"/>
    </style:style>
    <style:style style:name="P25" style:family="paragraph" style:parent-style-name="Standard">
      <style:paragraph-properties fo:text-align="start" style:justify-single-word="false"/>
      <style:text-properties fo:font-size="12pt" fo:language="zxx" fo:country="none" fo:font-weight="normal" officeooo:rsid="00209ce1" officeooo:paragraph-rsid="00209ce1" style:font-size-asian="12pt" style:language-asian="zxx" style:country-asian="none" style:font-weight-asian="normal" style:font-size-complex="12pt" style:language-complex="zxx" style:country-complex="none" style:font-weight-complex="normal"/>
    </style:style>
    <style:style style:name="P26" style:family="paragraph" style:parent-style-name="Standard">
      <style:paragraph-properties fo:text-align="start" style:justify-single-word="false"/>
      <style:text-properties fo:font-size="12pt" fo:language="zxx" fo:country="none" fo:font-weight="normal" officeooo:rsid="00231d29" officeooo:paragraph-rsid="00231d29" style:font-size-asian="12pt" style:language-asian="zxx" style:country-asian="none" style:font-weight-asian="normal" style:font-size-complex="12pt" style:language-complex="zxx" style:country-complex="none" style:font-weight-complex="normal"/>
    </style:style>
    <style:style style:name="P27" style:family="paragraph" style:parent-style-name="Standard">
      <style:paragraph-properties fo:text-align="start" style:justify-single-word="false"/>
      <style:text-properties fo:font-size="12pt" fo:language="zxx" fo:country="none" fo:font-weight="normal" officeooo:rsid="0024a7e9" officeooo:paragraph-rsid="0024a7e9" style:font-size-asian="12pt" style:language-asian="zxx" style:country-asian="none" style:font-weight-asian="normal" style:font-size-complex="12pt" style:language-complex="zxx" style:country-complex="none" style:font-weight-complex="normal"/>
    </style:style>
    <style:style style:name="P28" style:family="paragraph" style:parent-style-name="Standard">
      <style:paragraph-properties fo:text-align="start" style:justify-single-word="false"/>
      <style:text-properties fo:font-size="12pt" fo:language="zxx" fo:country="none" fo:font-weight="normal" officeooo:rsid="00297c47" officeooo:paragraph-rsid="00297c47" style:font-size-asian="12pt" style:language-asian="zxx" style:country-asian="none" style:font-weight-asian="normal" style:font-size-complex="12pt" style:language-complex="zxx" style:country-complex="none" style:font-weight-complex="normal"/>
    </style:style>
    <style:style style:name="P29" style:family="paragraph" style:parent-style-name="Standard">
      <style:paragraph-properties fo:text-align="start" style:justify-single-word="false"/>
      <style:text-properties fo:font-size="12pt" fo:language="zxx" fo:country="none" fo:font-weight="normal" officeooo:rsid="0029a92c" officeooo:paragraph-rsid="0029a92c" style:font-size-asian="12pt" style:language-asian="zxx" style:country-asian="none" style:font-weight-asian="normal" style:font-size-complex="12pt" style:language-complex="zxx" style:country-complex="none" style:font-weight-complex="normal"/>
    </style:style>
    <style:style style:name="P30" style:family="paragraph" style:parent-style-name="Standard">
      <style:paragraph-properties fo:text-align="start" style:justify-single-word="false"/>
      <style:text-properties fo:font-size="12pt" fo:language="zxx" fo:country="none" fo:font-weight="normal" officeooo:rsid="002ae4de" officeooo:paragraph-rsid="002ae4de" style:font-size-asian="12pt" style:language-asian="zxx" style:country-asian="none" style:font-weight-asian="normal" style:font-size-complex="12pt" style:language-complex="zxx" style:country-complex="none" style:font-weight-complex="normal"/>
    </style:style>
    <style:style style:name="P31" style:family="paragraph" style:parent-style-name="Standard">
      <style:paragraph-properties fo:text-align="start" style:justify-single-word="false"/>
      <style:text-properties fo:font-size="12pt" fo:language="zxx" fo:country="none" fo:font-weight="normal" officeooo:rsid="002ca9a0" officeooo:paragraph-rsid="002ca9a0" style:font-size-asian="12pt" style:language-asian="zxx" style:country-asian="none" style:font-weight-asian="normal" style:font-size-complex="12pt" style:language-complex="zxx" style:country-complex="none" style:font-weight-complex="normal"/>
    </style:style>
    <style:style style:name="P32" style:family="paragraph" style:parent-style-name="Standard">
      <style:paragraph-properties fo:text-align="start" style:justify-single-word="false"/>
      <style:text-properties fo:font-size="12pt" fo:language="zxx" fo:country="none" fo:font-weight="normal" officeooo:rsid="002cc199" officeooo:paragraph-rsid="002cc199" style:font-size-asian="12pt" style:language-asian="zxx" style:country-asian="none" style:font-weight-asian="normal" style:font-size-complex="12pt" style:language-complex="zxx" style:country-complex="none" style:font-weight-complex="normal"/>
    </style:style>
    <style:style style:name="P33" style:family="paragraph" style:parent-style-name="Standard">
      <style:paragraph-properties fo:text-align="start" style:justify-single-word="false"/>
      <style:text-properties fo:font-size="12pt" fo:language="zxx" fo:country="none" fo:font-weight="normal" officeooo:rsid="002ccd68" officeooo:paragraph-rsid="002ccd68" style:font-size-asian="12pt" style:language-asian="zxx" style:country-asian="none" style:font-weight-asian="normal" style:font-size-complex="12pt" style:language-complex="zxx" style:country-complex="none" style:font-weight-complex="normal"/>
    </style:style>
    <style:style style:name="P34" style:family="paragraph" style:parent-style-name="Standard">
      <style:paragraph-properties fo:text-align="start" style:justify-single-word="false"/>
      <style:text-properties fo:font-size="12pt" fo:language="zxx" fo:country="none" fo:font-weight="normal" officeooo:rsid="002d60fe" officeooo:paragraph-rsid="002d60fe" style:font-size-asian="12pt" style:language-asian="zxx" style:country-asian="none" style:font-weight-asian="normal" style:font-size-complex="12pt" style:language-complex="zxx" style:country-complex="none" style:font-weight-complex="normal"/>
    </style:style>
    <style:style style:name="P35" style:family="paragraph" style:parent-style-name="Standard">
      <style:paragraph-properties fo:text-align="start" style:justify-single-word="false"/>
      <style:text-properties fo:font-size="12pt" fo:language="zxx" fo:country="none" fo:font-weight="normal" officeooo:rsid="002d9781" officeooo:paragraph-rsid="002d9781" style:font-size-asian="12pt" style:language-asian="zxx" style:country-asian="none" style:font-weight-asian="normal" style:font-size-complex="12pt" style:language-complex="zxx" style:country-complex="none" style:font-weight-complex="normal"/>
    </style:style>
    <style:style style:name="P36" style:family="paragraph" style:parent-style-name="Standard">
      <style:paragraph-properties fo:text-align="start" style:justify-single-word="false"/>
      <style:text-properties fo:font-size="12pt" fo:language="zxx" fo:country="none" fo:font-weight="normal" officeooo:rsid="002e0aeb" officeooo:paragraph-rsid="002e0aeb" style:font-size-asian="12pt" style:language-asian="zxx" style:country-asian="none" style:font-weight-asian="normal" style:font-size-complex="12pt" style:language-complex="zxx" style:country-complex="none" style:font-weight-complex="normal"/>
    </style:style>
    <style:style style:name="P37" style:family="paragraph" style:parent-style-name="Standard">
      <style:paragraph-properties fo:text-align="start" style:justify-single-word="false"/>
      <style:text-properties fo:font-size="12pt" fo:language="zxx" fo:country="none" fo:font-weight="normal" officeooo:rsid="002f29e4" officeooo:paragraph-rsid="002f29e4" style:font-size-asian="12pt" style:language-asian="zxx" style:country-asian="none" style:font-weight-asian="normal" style:font-size-complex="12pt" style:language-complex="zxx" style:country-complex="none" style:font-weight-complex="normal"/>
    </style:style>
    <style:style style:name="P38" style:family="paragraph" style:parent-style-name="Standard">
      <style:paragraph-properties fo:text-align="start" style:justify-single-word="false"/>
      <style:text-properties fo:font-size="12pt" fo:language="zxx" fo:country="none" fo:font-weight="normal" officeooo:rsid="0031b13f" officeooo:paragraph-rsid="0031b13f" style:font-size-asian="12pt" style:language-asian="zxx" style:country-asian="none" style:font-weight-asian="normal" style:font-size-complex="12pt" style:language-complex="zxx" style:country-complex="none" style:font-weight-complex="normal"/>
    </style:style>
    <style:style style:name="P39" style:family="paragraph" style:parent-style-name="Standard">
      <style:paragraph-properties fo:text-align="start" style:justify-single-word="false"/>
      <style:text-properties fo:font-size="12pt" fo:language="zxx" fo:country="none" fo:font-weight="normal" officeooo:rsid="0031f014" officeooo:paragraph-rsid="0031f014" style:font-size-asian="12pt" style:language-asian="zxx" style:country-asian="none" style:font-weight-asian="normal" style:font-size-complex="12pt" style:language-complex="zxx" style:country-complex="none" style:font-weight-complex="normal"/>
    </style:style>
    <style:style style:name="P40" style:family="paragraph" style:parent-style-name="Standard">
      <style:paragraph-properties fo:text-align="start" style:justify-single-word="false"/>
      <style:text-properties fo:font-size="12pt" fo:language="zxx" fo:country="none" fo:font-weight="normal" officeooo:rsid="00324af8" officeooo:paragraph-rsid="00324af8" style:font-size-asian="12pt" style:language-asian="zxx" style:country-asian="none" style:font-weight-asian="normal" style:font-size-complex="12pt" style:language-complex="zxx" style:country-complex="none" style:font-weight-complex="normal"/>
    </style:style>
    <style:style style:name="P41" style:family="paragraph" style:parent-style-name="Standard">
      <style:paragraph-properties fo:text-align="start" style:justify-single-word="false"/>
      <style:text-properties fo:font-size="12pt" fo:language="zxx" fo:country="none" fo:font-weight="normal" officeooo:rsid="0036742a" officeooo:paragraph-rsid="0036742a" style:font-size-asian="12pt" style:language-asian="zxx" style:country-asian="none" style:font-weight-asian="normal" style:font-size-complex="12pt" style:language-complex="zxx" style:country-complex="none" style:font-weight-complex="normal"/>
    </style:style>
    <style:style style:name="P42" style:family="paragraph" style:parent-style-name="Standard">
      <style:paragraph-properties fo:text-align="start" style:justify-single-word="false"/>
      <style:text-properties fo:font-size="12pt" fo:language="zxx" fo:country="none" fo:font-weight="normal" officeooo:rsid="00374c07" officeooo:paragraph-rsid="00374c07" style:font-size-asian="12pt" style:language-asian="zxx" style:country-asian="none" style:font-weight-asian="normal" style:font-size-complex="12pt" style:language-complex="zxx" style:country-complex="none" style:font-weight-complex="normal"/>
    </style:style>
    <style:style style:name="P43" style:family="paragraph" style:parent-style-name="Standard">
      <style:paragraph-properties fo:text-align="start" style:justify-single-word="false"/>
      <style:text-properties fo:font-size="12pt" fo:language="zxx" fo:country="none" fo:font-weight="normal" officeooo:rsid="0038ec1c" officeooo:paragraph-rsid="0038ec1c" style:font-size-asian="12pt" style:language-asian="zxx" style:country-asian="none" style:font-weight-asian="normal" style:font-size-complex="12pt" style:language-complex="zxx" style:country-complex="none" style:font-weight-complex="normal"/>
    </style:style>
    <style:style style:name="P44" style:family="paragraph" style:parent-style-name="Standard">
      <style:paragraph-properties fo:text-align="start" style:justify-single-word="false"/>
      <style:text-properties fo:font-size="12pt" fo:language="zxx" fo:country="none" fo:font-weight="normal" officeooo:rsid="003981cc" officeooo:paragraph-rsid="003981cc" style:font-size-asian="12pt" style:language-asian="zxx" style:country-asian="none" style:font-weight-asian="normal" style:font-size-complex="12pt" style:language-complex="zxx" style:country-complex="none" style:font-weight-complex="normal"/>
    </style:style>
    <style:style style:name="P45" style:family="paragraph" style:parent-style-name="Standard">
      <style:paragraph-properties fo:text-align="start" style:justify-single-word="false"/>
      <style:text-properties fo:font-size="12pt" fo:language="zxx" fo:country="none" fo:font-weight="normal" officeooo:rsid="003aa0d7" officeooo:paragraph-rsid="003aa0d7" style:font-size-asian="12pt" style:language-asian="zxx" style:country-asian="none" style:font-weight-asian="normal" style:font-size-complex="12pt" style:language-complex="zxx" style:country-complex="none" style:font-weight-complex="normal"/>
    </style:style>
    <style:style style:name="P46" style:family="paragraph" style:parent-style-name="Standard">
      <style:paragraph-properties fo:text-align="start" style:justify-single-word="false"/>
      <style:text-properties fo:font-size="12pt" fo:language="zxx" fo:country="none" fo:font-weight="normal" officeooo:rsid="003c26ee" officeooo:paragraph-rsid="003c26ee" style:font-size-asian="12pt" style:language-asian="zxx" style:country-asian="none" style:font-weight-asian="normal" style:font-size-complex="12pt" style:language-complex="zxx" style:country-complex="none" style:font-weight-complex="normal"/>
    </style:style>
    <style:style style:name="P47" style:family="paragraph" style:parent-style-name="Standard">
      <style:paragraph-properties fo:text-align="start" style:justify-single-word="false"/>
      <style:text-properties fo:font-size="12pt" fo:language="zxx" fo:country="none" fo:font-weight="normal" officeooo:rsid="00413164" officeooo:paragraph-rsid="00413164" style:font-size-asian="12pt" style:language-asian="zxx" style:country-asian="none" style:font-weight-asian="normal" style:font-size-complex="12pt" style:language-complex="zxx" style:country-complex="none" style:font-weight-complex="normal"/>
    </style:style>
    <style:style style:name="P48" style:family="paragraph" style:parent-style-name="Standard">
      <style:paragraph-properties fo:text-align="start" style:justify-single-word="false"/>
      <style:text-properties fo:font-size="12pt" fo:language="zxx" fo:country="none" fo:font-weight="normal" officeooo:rsid="00448570" officeooo:paragraph-rsid="00448570" style:font-size-asian="12pt" style:language-asian="zxx" style:country-asian="none" style:font-weight-asian="normal" style:font-size-complex="12pt" style:language-complex="zxx" style:country-complex="none" style:font-weight-complex="normal"/>
    </style:style>
    <style:style style:name="P49" style:family="paragraph" style:parent-style-name="Standard">
      <style:paragraph-properties fo:text-align="start" style:justify-single-word="false"/>
      <style:text-properties fo:font-size="12pt" fo:language="zxx" fo:country="none" fo:font-weight="normal" officeooo:rsid="0044b931" officeooo:paragraph-rsid="0044b931" style:font-size-asian="12pt" style:language-asian="zxx" style:country-asian="none" style:font-weight-asian="normal" style:font-size-complex="12pt" style:language-complex="zxx" style:country-complex="none" style:font-weight-complex="normal"/>
    </style:style>
    <style:style style:name="P50" style:family="paragraph" style:parent-style-name="Standard">
      <style:paragraph-properties fo:text-align="start" style:justify-single-word="false"/>
      <style:text-properties fo:font-size="12pt" fo:language="zxx" fo:country="none" fo:font-weight="normal" officeooo:rsid="0046639a" officeooo:paragraph-rsid="0046639a" style:font-size-asian="12pt" style:language-asian="zxx" style:country-asian="none" style:font-weight-asian="normal" style:font-size-complex="12pt" style:language-complex="zxx" style:country-complex="none" style:font-weight-complex="normal"/>
    </style:style>
    <style:style style:name="P51" style:family="paragraph" style:parent-style-name="Standard">
      <style:paragraph-properties fo:text-align="start" style:justify-single-word="false"/>
      <style:text-properties fo:font-size="12pt" fo:language="zxx" fo:country="none" fo:font-weight="normal" officeooo:rsid="00467d6a" officeooo:paragraph-rsid="00467d6a" style:font-size-asian="12pt" style:language-asian="zxx" style:country-asian="none" style:font-weight-asian="normal" style:font-size-complex="12pt" style:language-complex="zxx" style:country-complex="none" style:font-weight-complex="normal"/>
    </style:style>
    <style:style style:name="P52" style:family="paragraph" style:parent-style-name="Standard">
      <style:paragraph-properties fo:text-align="start" style:justify-single-word="false"/>
      <style:text-properties fo:font-size="12pt" fo:language="zxx" fo:country="none" fo:font-weight="normal" officeooo:rsid="004767d9" officeooo:paragraph-rsid="004767d9" style:font-size-asian="12pt" style:language-asian="zxx" style:country-asian="none" style:font-weight-asian="normal" style:font-size-complex="12pt" style:language-complex="zxx" style:country-complex="none" style:font-weight-complex="normal"/>
    </style:style>
    <style:style style:name="P53" style:family="paragraph" style:parent-style-name="Standard">
      <style:paragraph-properties fo:text-align="start" style:justify-single-word="false"/>
      <style:text-properties fo:font-size="12pt" fo:language="zxx" fo:country="none" fo:font-weight="normal" officeooo:rsid="004e0550" officeooo:paragraph-rsid="004e0550" style:font-size-asian="12pt" style:language-asian="zxx" style:country-asian="none" style:font-weight-asian="normal" style:font-size-complex="12pt" style:language-complex="zxx" style:country-complex="none" style:font-weight-complex="normal"/>
    </style:style>
    <style:style style:name="P54" style:family="paragraph" style:parent-style-name="Standard">
      <style:paragraph-properties fo:text-align="start" style:justify-single-word="false"/>
      <style:text-properties fo:font-size="12pt" fo:language="zxx" fo:country="none" fo:font-weight="normal" officeooo:rsid="004f3d52" officeooo:paragraph-rsid="004f3d52" style:font-size-asian="12pt" style:language-asian="zxx" style:country-asian="none" style:font-weight-asian="normal" style:font-size-complex="12pt" style:language-complex="zxx" style:country-complex="none" style:font-weight-complex="normal"/>
    </style:style>
    <style:style style:name="P55" style:family="paragraph" style:parent-style-name="Standard">
      <style:paragraph-properties fo:text-align="start" style:justify-single-word="false"/>
      <style:text-properties fo:font-size="12pt" fo:language="zxx" fo:country="none" fo:font-weight="normal" officeooo:rsid="0050e85c" officeooo:paragraph-rsid="0050e85c" style:font-size-asian="12pt" style:language-asian="zxx" style:country-asian="none" style:font-weight-asian="normal" style:font-size-complex="12pt" style:language-complex="zxx" style:country-complex="none" style:font-weight-complex="normal"/>
    </style:style>
    <style:style style:name="P56" style:family="paragraph" style:parent-style-name="Standard">
      <style:paragraph-properties fo:text-align="start" style:justify-single-word="false"/>
      <style:text-properties fo:font-size="12pt" fo:language="zxx" fo:country="none" fo:font-weight="normal" officeooo:rsid="00643a57" officeooo:paragraph-rsid="00643a57" style:font-size-asian="12pt" style:language-asian="zxx" style:country-asian="none" style:font-weight-asian="normal" style:font-size-complex="12pt" style:language-complex="zxx" style:country-complex="none" style:font-weight-complex="normal"/>
    </style:style>
    <style:style style:name="P57" style:family="paragraph" style:parent-style-name="Standard">
      <style:paragraph-properties fo:text-align="start" style:justify-single-word="false"/>
      <style:text-properties fo:font-size="12pt" fo:language="zxx" fo:country="none" officeooo:paragraph-rsid="000b0027" style:font-size-asian="12pt" style:language-asian="zxx" style:country-asian="none" style:font-size-complex="12pt" style:language-complex="zxx" style:country-complex="none"/>
    </style:style>
    <style:style style:name="P58" style:family="paragraph" style:parent-style-name="Standard">
      <style:paragraph-properties fo:text-align="start" style:justify-single-word="false"/>
      <style:text-properties fo:font-size="12pt" fo:language="zxx" fo:country="none" fo:font-weight="bold" officeooo:rsid="00519817" officeooo:paragraph-rsid="00519817" style:font-size-asian="12pt" style:language-asian="zxx" style:country-asian="none" style:font-weight-asian="bold" style:font-size-complex="12pt" style:language-complex="zxx" style:country-complex="none" style:font-weight-complex="bold"/>
    </style:style>
    <style:style style:name="P59" style:family="paragraph" style:parent-style-name="Standard">
      <style:paragraph-properties fo:text-align="start" style:justify-single-word="false"/>
      <style:text-properties fo:font-size="12pt" fo:language="zxx" fo:country="none" fo:font-weight="bold" officeooo:rsid="00519817" officeooo:paragraph-rsid="00519e4c" style:font-size-asian="12pt" style:language-asian="zxx" style:country-asian="none" style:font-weight-asian="bold" style:font-size-complex="12pt" style:language-complex="zxx" style:country-complex="none" style:font-weight-complex="bold"/>
    </style:style>
    <style:style style:name="P60" style:family="paragraph" style:parent-style-name="Standard">
      <style:paragraph-properties fo:text-align="start" style:justify-single-word="false"/>
      <style:text-properties fo:font-size="12pt" fo:language="zxx" fo:country="none" fo:font-style="normal" fo:font-weight="bold" officeooo:rsid="0052b48a" officeooo:paragraph-rsid="0052b48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61" style:family="paragraph" style:parent-style-name="Standard">
      <style:paragraph-properties fo:text-align="start" style:justify-single-word="false"/>
      <style:text-properties fo:font-size="12pt" fo:language="zxx" fo:country="none" fo:font-style="normal" fo:font-weight="bold" officeooo:rsid="00566981" officeooo:paragraph-rsid="0056698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62" style:family="paragraph" style:parent-style-name="Standard">
      <style:paragraph-properties fo:text-align="start" style:justify-single-word="false"/>
      <style:text-properties fo:font-size="12pt" fo:language="zxx" fo:country="none" fo:font-style="normal" fo:font-weight="bold" officeooo:rsid="005833bd" officeooo:paragraph-rsid="005833b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63" style:family="paragraph" style:parent-style-name="Standard">
      <style:paragraph-properties fo:text-align="start" style:justify-single-word="false"/>
      <style:text-properties fo:font-size="12pt" fo:language="zxx" fo:country="none" fo:font-style="normal" fo:font-weight="bold" officeooo:rsid="005aa8a4" officeooo:paragraph-rsid="005d832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64" style:family="paragraph" style:parent-style-name="Standard">
      <style:paragraph-properties fo:text-align="start" style:justify-single-word="false"/>
      <style:text-properties fo:font-size="12pt" fo:language="zxx" fo:country="none" fo:font-style="normal" fo:font-weight="bold" officeooo:rsid="005eb3bd" officeooo:paragraph-rsid="005eb3b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65" style:family="paragraph" style:parent-style-name="Standard">
      <style:paragraph-properties fo:text-align="start" style:justify-single-word="false"/>
      <style:text-properties fo:font-size="12pt" fo:language="zxx" fo:country="none" fo:font-style="normal" fo:font-weight="bold" officeooo:rsid="005f493d" officeooo:paragraph-rsid="005f493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66" style:family="paragraph" style:parent-style-name="Standard" style:list-style-name="L1">
      <style:paragraph-properties fo:text-align="start" style:justify-single-word="false"/>
      <style:text-properties fo:font-size="12pt" fo:language="zxx" fo:country="none" fo:font-weight="normal" officeooo:rsid="00098c5f" officeooo:paragraph-rsid="00098c5f" style:font-size-asian="12pt" style:language-asian="zxx" style:country-asian="none" style:font-weight-asian="normal" style:font-size-complex="12pt" style:language-complex="zxx" style:country-complex="none" style:font-weight-complex="normal"/>
    </style:style>
    <style:style style:name="P67" style:family="paragraph" style:parent-style-name="Standard" style:list-style-name="L2">
      <style:paragraph-properties fo:text-align="start" style:justify-single-word="false"/>
      <style:text-properties fo:font-size="12pt" fo:language="zxx" fo:country="none" fo:font-weight="normal" officeooo:rsid="0034b50e" officeooo:paragraph-rsid="0034b50e" style:font-size-asian="12pt" style:language-asian="zxx" style:country-asian="none" style:font-weight-asian="normal" style:font-size-complex="12pt" style:language-complex="zxx" style:country-complex="none" style:font-weight-complex="normal"/>
    </style:style>
    <style:style style:name="P68" style:family="paragraph" style:parent-style-name="Standard" style:list-style-name="L2">
      <style:paragraph-properties fo:text-align="start" style:justify-single-word="false"/>
      <style:text-properties fo:font-size="12pt" fo:language="zxx" fo:country="none" fo:font-weight="normal" officeooo:rsid="00351240" officeooo:paragraph-rsid="00351240" style:font-size-asian="12pt" style:language-asian="zxx" style:country-asian="none" style:font-weight-asian="normal" style:font-size-complex="12pt" style:language-complex="zxx" style:country-complex="none" style:font-weight-complex="normal"/>
    </style:style>
    <style:style style:name="P69" style:family="paragraph" style:parent-style-name="Standard" style:list-style-name="L3">
      <style:paragraph-properties fo:text-align="start" style:justify-single-word="false"/>
      <style:text-properties fo:font-size="12pt" fo:language="zxx" fo:country="none" fo:font-weight="normal" officeooo:rsid="003c26ee" officeooo:paragraph-rsid="003c26ee" style:font-size-asian="12pt" style:language-asian="zxx" style:country-asian="none" style:font-weight-asian="normal" style:font-size-complex="12pt" style:language-complex="zxx" style:country-complex="none" style:font-weight-complex="normal"/>
    </style:style>
    <style:style style:name="P70" style:family="paragraph" style:parent-style-name="Standard">
      <style:paragraph-properties fo:text-align="start" style:justify-single-word="false"/>
      <style:text-properties fo:font-size="12pt" fo:language="zxx" fo:country="none" fo:font-style="normal" fo:font-weight="normal" officeooo:rsid="004e79ee" officeooo:paragraph-rsid="004e79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1" style:family="paragraph" style:parent-style-name="Standard">
      <style:paragraph-properties fo:text-align="start" style:justify-single-word="false"/>
      <style:text-properties fo:font-size="12pt" fo:language="zxx" fo:country="none" fo:font-style="normal" fo:font-weight="normal" officeooo:rsid="006574a9" officeooo:paragraph-rsid="006574a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2" style:family="paragraph" style:parent-style-name="Standard">
      <style:paragraph-properties fo:text-align="start" style:justify-single-word="false"/>
      <style:text-properties fo:font-size="12pt" fo:language="zxx" fo:country="none" fo:font-style="normal" fo:font-weight="normal" officeooo:rsid="0050e85c" officeooo:paragraph-rsid="0050e85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3" style:family="paragraph" style:parent-style-name="Standard">
      <style:paragraph-properties fo:text-align="start" style:justify-single-word="false"/>
      <style:text-properties fo:font-size="12pt" fo:language="zxx" fo:country="none" fo:font-style="normal" fo:font-weight="normal" officeooo:rsid="00519e4c" officeooo:paragraph-rsid="00519e4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4" style:family="paragraph" style:parent-style-name="Standard">
      <style:paragraph-properties fo:text-align="start" style:justify-single-word="false"/>
      <style:text-properties fo:font-size="12pt" fo:language="zxx" fo:country="none" fo:font-style="normal" fo:font-weight="normal" officeooo:rsid="005c9b93" officeooo:paragraph-rsid="005d832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5" style:family="paragraph" style:parent-style-name="Standard">
      <style:paragraph-properties fo:text-align="start" style:justify-single-word="false"/>
      <style:text-properties fo:font-size="12pt" fo:language="zxx" fo:country="none" fo:font-style="normal" fo:font-weight="normal" officeooo:rsid="005c9b93" officeooo:paragraph-rsid="005aa8a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6" style:family="paragraph" style:parent-style-name="Standard">
      <style:paragraph-properties fo:text-align="start" style:justify-single-word="false"/>
      <style:text-properties fo:font-size="12pt" fo:language="zxx" fo:country="none" fo:font-style="normal" fo:font-weight="normal" officeooo:rsid="00691926" officeooo:paragraph-rsid="0069192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7" style:family="paragraph" style:parent-style-name="Standard">
      <style:paragraph-properties fo:text-align="start" style:justify-single-word="false"/>
      <style:text-properties fo:font-size="12pt" fo:language="zxx" fo:country="none" fo:font-style="normal" fo:font-weight="normal" officeooo:rsid="006bba65" officeooo:paragraph-rsid="006bba6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8" style:family="paragraph" style:parent-style-name="Standard">
      <style:paragraph-properties fo:text-align="start" style:justify-single-word="false"/>
      <style:text-properties fo:font-size="12pt" fo:language="zxx" fo:country="none" fo:font-style="normal" fo:font-weight="normal" officeooo:rsid="006da54c" officeooo:paragraph-rsid="006da54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9" style:family="paragraph" style:parent-style-name="Standard">
      <style:paragraph-properties fo:text-align="start" style:justify-single-word="false"/>
      <style:text-properties fo:font-size="12pt" fo:language="zxx" fo:country="none" fo:font-style="normal" fo:font-weight="normal" officeooo:rsid="0070acfc" officeooo:paragraph-rsid="0070acf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0" style:family="paragraph" style:parent-style-name="Standard">
      <style:paragraph-properties fo:text-align="start" style:justify-single-word="false"/>
      <style:text-properties fo:font-size="12pt" fo:language="zxx" fo:country="none" fo:font-style="normal" fo:font-weight="normal" officeooo:rsid="00715ef8" officeooo:paragraph-rsid="00715ef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1" style:family="paragraph" style:parent-style-name="Standard">
      <style:paragraph-properties fo:text-align="start" style:justify-single-word="false"/>
      <style:text-properties fo:font-size="12pt" fo:language="zxx" fo:country="none" fo:font-style="normal" fo:font-weight="bold" officeooo:rsid="006254d3" officeooo:paragraph-rsid="006254d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82" style:family="paragraph" style:parent-style-name="Standard">
      <style:paragraph-properties fo:text-align="start" style:justify-single-word="false"/>
      <style:text-properties fo:font-size="12pt" fo:language="zxx" fo:country="none" fo:font-style="normal" fo:font-weight="bold" officeooo:rsid="0068577b" officeooo:paragraph-rsid="0068577b" style:font-size-asian="12pt" style:language-asian="zxx" style:country-asian="none" style:font-style-asian="normal" style:font-weight-asian="bold" style:font-size-complex="12pt" style:language-complex="zxx" style:country-complex="none" style:font-style-complex="normal" style:font-weight-complex="bold"/>
    </style:style>
    <style:style style:name="P83" style:family="paragraph" style:parent-style-name="Standard">
      <style:paragraph-properties fo:text-align="start" style:justify-single-word="false"/>
      <style:text-properties fo:font-size="12pt" fo:language="zxx" fo:country="none" fo:font-style="normal" fo:font-weight="bold" officeooo:rsid="006aaeea" officeooo:paragraph-rsid="006aaee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84" style:family="paragraph" style:parent-style-name="Standard">
      <style:paragraph-properties fo:text-align="start" style:justify-single-word="false"/>
      <style:text-properties fo:font-size="12pt" fo:language="zxx" fo:country="none" fo:font-style="italic" fo:font-weight="normal" officeooo:rsid="00519e4c" officeooo:paragraph-rsid="00519e4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1" style:family="text">
      <style:text-properties officeooo:rsid="00101bc8"/>
    </style:style>
    <style:style style:name="T2" style:family="text">
      <style:text-properties officeooo:rsid="0012cd37"/>
    </style:style>
    <style:style style:name="T3" style:family="text">
      <style:text-properties officeooo:rsid="00152d45"/>
    </style:style>
    <style:style style:name="T4" style:family="text">
      <style:text-properties officeooo:rsid="00173efb"/>
    </style:style>
    <style:style style:name="T5" style:family="text">
      <style:text-properties officeooo:rsid="00175ae3"/>
    </style:style>
    <style:style style:name="T6" style:family="text">
      <style:text-properties officeooo:rsid="00226299"/>
    </style:style>
    <style:style style:name="T7" style:family="text">
      <style:text-properties officeooo:rsid="0027d0d1"/>
    </style:style>
    <style:style style:name="T8" style:family="text">
      <style:text-properties officeooo:rsid="0029a92c"/>
    </style:style>
    <style:style style:name="T9" style:family="text">
      <style:text-properties officeooo:rsid="002ff39e"/>
    </style:style>
    <style:style style:name="T10" style:family="text">
      <style:text-properties officeooo:rsid="0039b331"/>
    </style:style>
    <style:style style:name="T11" style:family="text">
      <style:text-properties officeooo:rsid="003fde51"/>
    </style:style>
    <style:style style:name="T12" style:family="text">
      <style:text-properties officeooo:rsid="0041ea82"/>
    </style:style>
    <style:style style:name="T13" style:family="text">
      <style:text-properties fo:font-weight="bold" style:font-weight-asian="bold" style:font-weight-complex="bold"/>
    </style:style>
    <style:style style:name="T14" style:family="text">
      <style:text-properties fo:font-weight="bold" officeooo:rsid="004bae15" style:font-weight-asian="bold" style:font-weight-complex="bold"/>
    </style:style>
    <style:style style:name="T15" style:family="text">
      <style:text-properties officeooo:rsid="00453439"/>
    </style:style>
    <style:style style:name="T16" style:family="text">
      <style:text-properties fo:font-weight="normal" style:font-weight-asian="normal" style:font-weight-complex="normal"/>
    </style:style>
    <style:style style:name="T17" style:family="text">
      <style:text-properties fo:font-weight="normal" officeooo:rsid="000b0027" style:font-weight-asian="normal" style:font-weight-complex="normal"/>
    </style:style>
    <style:style style:name="T18" style:family="text">
      <style:text-properties fo:font-weight="normal" officeooo:rsid="0054666e" style:font-weight-asian="normal" style:font-weight-complex="normal"/>
    </style:style>
    <style:style style:name="T19" style:family="text">
      <style:text-properties fo:font-weight="normal" officeooo:rsid="0055f660" style:font-weight-asian="normal" style:font-weight-complex="normal"/>
    </style:style>
    <style:style style:name="T20" style:family="text">
      <style:text-properties fo:font-weight="normal" officeooo:rsid="00595f8c" style:font-weight-asian="normal" style:font-weight-complex="normal"/>
    </style:style>
    <style:style style:name="T21" style:family="text">
      <style:text-properties fo:font-weight="normal" officeooo:rsid="005a5401" style:font-weight-asian="normal" style:font-weight-complex="normal"/>
    </style:style>
    <style:style style:name="T22" style:family="text">
      <style:text-properties fo:font-weight="normal" officeooo:rsid="005c9b93" style:font-weight-asian="normal" style:font-weight-complex="normal"/>
    </style:style>
    <style:style style:name="T23" style:family="text">
      <style:text-properties fo:font-weight="normal" officeooo:rsid="006060ac" style:font-weight-asian="normal" style:font-weight-complex="normal"/>
    </style:style>
    <style:style style:name="T24" style:family="text">
      <style:text-properties officeooo:rsid="004956d9"/>
    </style:style>
    <style:style style:name="T25" style:family="text">
      <style:text-properties officeooo:rsid="004acf05"/>
    </style:style>
    <style:style style:name="T26" style:family="text">
      <style:text-properties officeooo:rsid="004bae15"/>
    </style:style>
    <style:style style:name="T27" style:family="text">
      <style:text-properties officeooo:rsid="004c1c0a"/>
    </style:style>
    <style:style style:name="T28" style:family="text">
      <style:text-properties fo:font-style="italic" style:font-style-asian="italic" style:font-style-complex="italic"/>
    </style:style>
    <style:style style:name="T29" style:family="text">
      <style:text-properties fo:font-style="italic" officeooo:rsid="004c1c0a" style:font-style-asian="italic" style:font-style-complex="italic"/>
    </style:style>
    <style:style style:name="T30" style:family="text">
      <style:text-properties fo:font-style="italic" officeooo:rsid="006e2e9c" style:font-style-asian="italic" style:font-style-complex="italic"/>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fo:font-weight="normal" officeooo:rsid="00519e4c" style:font-style-asian="italic" style:font-weight-asian="normal" style:font-style-complex="italic" style:font-weight-complex="normal"/>
    </style:style>
    <style:style style:name="T33" style:family="text">
      <style:text-properties fo:font-style="italic" fo:font-weight="normal" officeooo:rsid="0055f660" style:font-style-asian="italic" style:font-weight-asian="normal" style:font-style-complex="italic" style:font-weight-complex="normal"/>
    </style:style>
    <style:style style:name="T34" style:family="text">
      <style:text-properties fo:font-style="normal" style:font-style-asian="normal" style:font-style-complex="normal"/>
    </style:style>
    <style:style style:name="T35" style:family="text">
      <style:text-properties fo:font-style="normal" officeooo:rsid="004c1c0a" style:font-style-asian="normal" style:font-style-complex="normal"/>
    </style:style>
    <style:style style:name="T36" style:family="text">
      <style:text-properties fo:font-style="normal" officeooo:rsid="00519e4c"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519e4c" style:font-style-asian="normal" style:font-weight-asian="normal" style:font-style-complex="normal" style:font-weight-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officeooo:rsid="00595f8c"/>
    </style:style>
    <style:style style:name="T41" style:family="text">
      <style:text-properties officeooo:rsid="005a5401"/>
    </style:style>
    <style:style style:name="T42" style:family="text">
      <style:text-properties officeooo:rsid="006e2e9c"/>
    </style:style>
    <style:style style:name="T43" style:family="text">
      <style:text-properties officeooo:rsid="0070e063"/>
    </style:style>
    <style:style style:name="T44" style:family="text">
      <style:text-properties officeooo:rsid="00715ef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PUNTI POO</text:p>
      <text:p text:style-name="P3">Un modello del ciclo di vita di un software è una caratterizzazione descrittiva di come un sistema software dovrebbe essere sviluppato.</text:p>
      <text:p text:style-name="P3">Durante la definizione ci si occupa del cosa, cioè si determinano i requisiti, le informazioni da elaborare, il comportamento del sistema e le interfacce.</text:p>
      <text:p text:style-name="P3">Durante lo sviluppo si pensa invece al come, cioè si definiscono il progetto, l’architettura del software e la strutturazione di dati ed interfacce; si traduce il progetto nel linguaggio di programmazione e lo si collauda.</text:p>
      <text:p text:style-name="P3">La fase di manutenzione invece si occupa di modifiche quali correzioni e miglioramenti.</text:p>
      <text:p text:style-name="P4">Un modello che descrive il CVS è il modello a cascata:</text:p>
      <text:list xml:id="list754275165" text:style-name="L1">
        <text:list-item>
          <text:p text:style-name="P66">Lo studio di fattibilità si occupa di una valutazione Costi/Benefici in cui si delineano le risorse da usare ed i tempi richiesti dallo sviluppo.</text:p>
        </text:list-item>
        <text:list-item>
          <text:p text:style-name="P66">Durante la fase di analisi e specifica dei requisiti si valutano i requisiti funzionali, producendo un apposito documento ed un Piano di Test di Sistema (PTS). </text:p>
        </text:list-item>
        <text:list-item>
          <text:p text:style-name="P66">Nella fase di progettazione viene delineata l’architettura generale sia hardware che software e vengono definiti i moduli e le funzionalità associate.</text:p>
        </text:list-item>
        <text:list-item>
          <text:p text:style-name="P66">La fase di test include diverse tipologie di test quali il Test di Unità, il Test di Integrazione ed il Test di Sistema, diviso in Alfa e Beta.</text:p>
        </text:list-item>
        <text:list-item>
          <text:p text:style-name="P66">La fase conclusiva è quella di manutenzione, che si occupa di correzioni, adattamenti e miglioramenti.</text:p>
        </text:list-item>
      </text:list>
      <text:p text:style-name="P5">I principi fondanti di un buon progetto software sono: astrazione, information hiding, riuso del codice e modularità.</text:p>
      <text:p text:style-name="P5">L’astrazione è il processo che porta ad astrarre le proprietà rilevanti di un’entità, ignorando i dettagli secondari. È usata per ridurre la complessità di un codice e si divide in astrazione sul controllo (o funzionale), in cui si astrae una funzionalità dai dettagli della sua implementazione, ad esempio con l’uso di sottoprogrammi, ed astrazione sui dati, che astrae le entità costituenti il sistema, descritte in termini di una struttura dati e delle operazioni possibili su di essa.</text:p>
      <text:p text:style-name="P5">L’incapsulamento consiste nel nascondere e proteggere alcune informazioni di un’entità, col vantaggio di rendere inaccessibili le parti di codice che non vanno modificate.</text:p>
      <text:p text:style-name="P5">Il riuso del codice consiste nel richiamare o invocare parti di codice già scritte in precedenza ogniqualvolta risulta necessario, senza dover riscrivere tutto daccapo.</text:p>
      <text:p text:style-name="P5">La modularità è l’organizzazione in parti di un sistema, in modo che risulti più semplice da comprendere e manipolare: un modulo realizza una astrazione ed è diviso in interfaccia, visibile all’esterno e che specifica cosa fa il modulo e come va usato, ed un corpo, nascosto, protetto e che descrive il come l’astrazione è realizzata.</text:p>
      <text:p text:style-name="P6">La modularità consente di sviluppare singolarmente blocchi di codice che comprendono funzionalità strettamente correlate tra loro, le quali sono compilate e testate separatamente, consentendo di correggere facilmente eventuali errori.</text:p>
      <text:p text:style-name="P6">Il concetto di tipo di dato in un linguaggio di programmazione è quello di insieme di valori che può assumere un dato (cioè una variabile).</text:p>
      <text:p text:style-name="P57"><text:span text:style-name="T17">Il tipo di dato astratto (</text:span>ADT<text:span text:style-name="T17">) estende tale definizione includendo nell’insieme tutte e sole le operazioni possibili su dati di quel tipo e viene definito tramite una Specifica ed una Implementazione, quest’ultima nascosta.</text:span></text:p>
      <text:p text:style-name="P6">La programmazione ad Oggetti rappresenta un passo avanti rispetto alla semplice programmazione modulare, in quanto presenta delle classi, un tipo di dato che rappresenta un’implementazione di una astrazione sui dati che modella assieme oggetti dello stesso tipo. Un oggetto è caratterizzato da un insieme di attributi e un insieme di funzionalità (metodi) che operano su tali attributi.</text:p>
      <text:p text:style-name="P7">Nella Programmazione OO troviamo svariati vantaggi: le classi sono i moduli del sistema software e sono ben coesi in quanto rappresentano un’unica entità; sia le strutture dati che gli algoritmi possono essere nascosti alla visibilità dall’esterno; gli oggetti hanno un alto grado di disaccoppiamento in quanto i metodi operano sulla struttura dati interna all’oggetto ed inoltre sono <text:soft-page-break/>facilmente estensibili in quanto è possibile aggiungere nuove funzionalità applicando poche modifiche.</text:p>
      <text:p text:style-name="P8"/>
      <text:p text:style-name="P8">Un oggetto è una istanza di una classe (o più), la quale definisce come sono organizzati i dati nella parte di memoria occupata dall’oggetto. Ogni oggetto <text:span text:style-name="T1">ha </text:span>determinati attributi, definiti dalla classe, <text:span text:style-name="T1">i cui valori possono mutare durante l’esecuzione del programma. I metodi sono invocati su un particolare oggetto e ricevono come parametro implicito l’oggetto su cui sono stati invocati.</text:span></text:p>
      <text:p text:style-name="P9">Due istanze della stessa classe sono distinguibili solo per il loro stato, cioè per i valori nei loro campi, poiché posseggono comportamento identico.</text:p>
      <text:p text:style-name="P9">Gli oggetti interagiscono fra loro tramite scambio di messaggi, i quali vengono trattati dal metodo omonimo del ricettore, e possono chiedere informazioni, delegare attività o causare cambiamenti di stato.</text:p>
      <text:p text:style-name="P9">La modellazione ad oggetti segue una metodologia “bottom-up”, basata su individuazione di entità del sistema, delle loro proprietà e delle interrelazioni tra di esse.</text:p>
      <text:p text:style-name="P9"/>
      <text:p text:style-name="P10">C++ è un linguaggio di programmazione general-purpose che supporta la programmazione procedurale, quella orientata agli oggetti ed anche quella generica.</text:p>
      <text:p text:style-name="P10">Java nasce come evoluzione del linguaggio C++ nel 1995 ed offre meccanismi per lo sviluppo di applicazioni distribuite su rete e facilmente integrabili in applicazioni basate sul www e su browser.</text:p>
      <text:p text:style-name="P10">Java elimina vari costrutti presenti in C e C++, come l’aritmetica dei puntatori, la de-allocazione esplicita della memoria, le strutture e la definizione dei tipi ed aggiunge invece un sistema di garbage collection automatico. È inoltre architetturalmente neutro, in quanto un programma Java può essere eseguito su qualsiasi sistema su cui giri un ambiente run-time Java poiché <text:span text:style-name="T2">il byte-code prodotto dal compilatore viene letto direttamente dalla macchina virtuale Java.</text:span></text:p>
      <text:p text:style-name="P10"/>
      <text:p text:style-name="P11">La classe è identificata univocamente da un nome, che deve essere necessariamente uguale al nome del file che la contiene, ed è caratterizzata dal corpo, cioè dalle istruzioni e dichiarazioni che contiene.</text:p>
      <text:p text:style-name="P12">Le variabili locali a un metodo sono visibili solo nel corpo del metodo e vengono allocate nello stack di run-time alla chiamata e deallocate all’uscita del metodo.</text:p>
      <text:p text:style-name="P12">La lista dei parametri specifica il tipo e l’ordine: dei tipi semplici viene passato il valore, mentre degli oggetti viene passato il riferimento.</text:p>
      <text:p text:style-name="P12"/>
      <text:p text:style-name="P12">Le classi vengono compilate in base all’ordine di dipendenza: quella che dipende dalle altre viene compilata per ultima.</text:p>
      <text:p text:style-name="P13">L’allocazione in memoria viene eseguita tramite alcuni passaggi: prima viene creato nella stack memory un riferimento per un certo tipo di oggetto e successivamente, tramite il metodo ‘new’, viene creato e legato l’oggetto nella heap memory. Nel caso in cui vengano modificati dei riferimenti e si perda per sempre la possibilità di accedere ad un oggetto, Java si occupa della deallocazione della memoria inaccessibile in automatico.</text:p>
      <text:p text:style-name="P13"/>
      <text:p text:style-name="P13">La specifica di una classe <text:span text:style-name="T3">r</text:span>appresenta un'interfaccia per la classe stessa in cui sono descritte le risorse messe a disposizione <text:span text:style-name="T3">e </text:span>le regole sintattiche per il loro utilizzo.</text:p>
      <text:p text:style-name="P13"/>
      <text:p text:style-name="P14">Il modificatore static serve a far sì che un determinato campo o metodo sia associato alla classe e non ad una singola istanza. Esisterà una sola copia di un campo static, che viene condiviso da tutte le istanze della classe, e vi si può accedere anche senza istanziare oggetti.</text:p>
      <text:p text:style-name="P15">Una classe interna può essere static ma non può dichiarare metodi static.</text:p>
      <text:p text:style-name="P15">Classi interne static possono trovarsi all’interno delle interfacce.</text:p>
      <text:p text:style-name="P15"/>
      <text:p text:style-name="P16"><text:soft-page-break/>Si ha overload quando viene dato lo stesso nome a metodi diversi: a differenziarli sono il tipo di parametri ed il loro ordine, mentre il tipo di ritorno non può essere usato. L’overloading è un esempio di polimorfismo statico.</text:p>
      <text:p text:style-name="P16"/>
      <text:p text:style-name="P17">Il metodo costruttore in Java ha lo stesso nome della classe, non ritorna nulla, può avere 0 o più parametri e viene richiamato da new, che restituisce un riferimento all’oggetto.</text:p>
      <text:p text:style-name="P17">Poiché gli oggetti vengono creati dinamicamente, lo spazio da loro occupato va deallocato <text:span text:style-name="T4">una volta finito l'ambito di visibilità. Il garbage collector si occupa proprio di questo ed elimina gli oggetti quando questi non hanno più riferimenti che vi puntino. </text:span><text:span text:style-name="T5">Per operare, il garbage collector ricorre al Reference Counting, cioè verifica il valore del contatore delle reference dell'oggetto e marca quelli che hanno valore 0.</text:span></text:p>
      <text:p text:style-name="P18">Dopo questa iniziale fase di marking, il secondo passo consiste nella cancellazione normale, in cui vengono rimossi tutti gli oggetti senza rifermento. L'allocatore di memoria contiene i riferimenti ai blocchi di memoria appena liberati.</text:p>
      <text:p text:style-name="P18">Per concludere, vengono compattati gli oggetti rimanenti, in modo che le future allocazioni siano più semplici e veloci.</text:p>
      <text:p text:style-name="P19">Al crescere del numero di oggetti, queste operazioni impiegano un tempo molto maggiore, per cui viene seguita una metodologia detta garbage collection generazionale, che divide la memoria heap in generazione giovane, vecchia e, fino a Java 7, permanente.</text:p>
      <text:p text:style-name="P19">La generazione giovane contiene tutti i nuovi oggetti creati ed una volta riempita attiva una GC minore, che distrugge tutti gli oggetti non referenziati di questa generazione. Gli oggetti sopravvissuti vengono trasferiti nella vecchia generazione, in cui si trovano anche gli oggetti il cui tempo di vita ha superato una certa soglia. Meno frequentemente avviene il major GC, molto più lento del minor GC in quanto coinvolge tutti gli oggetti. Entrambi sono eventi "Stop the World", cioè sospendono tutti i thread dell'applicazione fino al completamento dell'operazione.</text:p>
      <text:p text:style-name="P20">La garbage collection può avvenire in qualunque momento, per cui non possiamo sapere dopo quanto tempo un oggetto verrà distrutto.</text:p>
      <text:p text:style-name="P20"/>
      <text:p text:style-name="P21">La programmazione generica consiste nella creazione di costrutti di programmazione che possono essere usati con molti tipi di dati diversi.</text:p>
      <text:p text:style-name="P21">Il linguaggio C++ supporta la dichiarazione di tipi di dati astratti da parte dell'utente mediante il costrutto class e le istanze di una classe prendono il nome di oggetti.</text:p>
      <text:p text:style-name="P22">Durante la dichiarazione di una class bisogna sia specificare la struttura dati che le operazioni consentite e la si divide in sezione pubblica, visibile all'utente, ed una privata, inaccessibile all'esterno.</text:p>
      <text:p text:style-name="P22"/>
      <text:p text:style-name="P23">È possibile generare documentazione in formato HTML da un codice sorgente Java con la funzionalità javadoc.</text:p>
      <text:p text:style-name="P23">Un tipo di dato identifica un insieme di valori e di operazioni applicabili a tali valori. Le variabili sono contenitori di valori di un qualche tipo ed indicano una locazione di memoria usata per contenere un valore che può cambiare nel tempo. Dichiarando una variabile come 'final' si ottengono delle costanti, che possono contenere un unico valore per tutta la durata della loro esistenza.</text:p>
      <text:p text:style-name="P24">Le dimensioni in bit dei tipi in Java sono costanti a differenza di C, nel quale dipendevano dall'architettura (unica differenza sostanziale sono i char, qui rappresentati a 16 bit poiché in codifica unicode).</text:p>
      <text:p text:style-name="P24">È possibile effettuare conversioni tra tipi sia con casting implicito, quando si passa da un tipo meno 'capiente' ad uno più 'capiente', sia con casting esplicito, quando si segue il verso opposto.</text:p>
      <text:p text:style-name="P25">In Java un array è un oggetto e si possono dichiarare array di qualsiasi tipo, anche array di array. </text:p>
      <text:p text:style-name="P25">Le stringhe sono oggetti in Java e dunque le operazioni effettuabili su di esse sono realizzate mediante metodi della classe String. <text:span text:style-name="T6">Le posizioni dei caratteri si contano a partire da 0. </text:span>Le stringhe costanti sono racchiuse tra virgolette:</text:p>
      <text:p text:style-name="P25"><text:soft-page-break/><text:tab/>String s = "ciao";<text:tab/>//viene creato implicitamente un oggetto String</text:p>
      <text:p text:style-name="P25"><text:tab/>String s = new String("ciao")<text:tab/>//s è un riferimento ad oggetto String</text:p>
      <text:p text:style-name="P25">Le stringhe costanti vengono caricate in una particolare area della memoria detta "String constant pool", a differenza di quelle del 2° caso che vengono normalmente inserite nello heap. Differenza sostanziale è che se dichiarassi:</text:p>
      <text:p text:style-name="P25"><text:tab/>String s2 = "ciao";</text:p>
      <text:p text:style-name="P25">non avrei la creazione di una nuova stringa nella String constant pool, ma avrei che s2 punterà alla stessa area puntata da s.</text:p>
      <text:p text:style-name="P26">L'operatore di concatenazione stringhe '+' genera automaticamente una nuova istanza di String il cui contenuto è costituito dai caratteri delle stringhe da unire messi assieme. In generale, vengono prima creati tutti gli oggetti che rappresentano le singole stringhe, poi viene creato un ultimo oggetto che sarà quello puntato e in cui andranno inserite le varie stringhe prima di cancellarle dalla memoria.</text:p>
      <text:p text:style-name="P27">In Java le stringhe sono immutabili, cioè non è possibile cambiare il valore di una stringa una volta creata: <text:span text:style-name="T7">questa è una eccezione e le stringhe sono le uniche ad avere questo comportamento. Questa natura è messa in evidenza dal fatto che le stringhe non possono essere passate per riferimento, ma verranno sempre passate per valore.</text:span></text:p>
      <text:p text:style-name="P27"/>
      <text:p text:style-name="P28">Le classi Java sono raggruppate nei "package", che sono strutturati in uno schema ad albero ed hanno nome composto da identificatori separati da un punto. È possibile definire l'appartenenza ad un package solo all'inizio del file, se ciò non avviene questa finisce nel default package. Il nome di una classe va sempre qualificato con il nome del package a cui appartiene, <text:span text:style-name="T8">ma </text:span><text:span text:style-name="T11">p</text:span><text:span text:style-name="T8">uò essere omesso se viene usato all'interno del package stesso oppure se si usa lo statement import.</text:span></text:p>
      <text:p text:style-name="P29">Per evitare che package di produttori diversi abbiano lo stesso nome, si suggerisce di far iniziare il nome del package con il dominio internet, invertito, del produttore. Specificare il package che corrisponderà al percorso del filesystem a partire dal CLASSPATH.</text:p>
      <text:p text:style-name="P29"/>
      <text:p text:style-name="P30">L'information hiding è fatta regolando l'accesso agli attributi di una classe da parte degli oggetti di altre classi.</text:p>
      <text:p text:style-name="P30">Quando non vengono specificati i metodi di accesso, public e private, si parla di package access, cioè tutte le classi del package corrente possono avere accesso a quel membro, mentre quelle esterne al package non possono.</text:p>
      <text:p text:style-name="P31">Una unità di compilazione può appartenere ad un unico package.</text:p>
      <text:p text:style-name="P32">Per poter accedere ad un membro di una classe è possibile renderlo public, in modo che sia accessibile a tutti, non specificarlo, inserendo tutto nello stesso package, oppure renderli private, fornendo metodi per accedere e modificare gli attributi.</text:p>
      <text:p text:style-name="P33">Si possono rendere private anche i metodi, in genere quelli di utilità per il programmatore, in modo che coloro che usano la classe dall'esterno non possano accedervi e riservando al programmatore la scelta di cambiarli o rimuoverli quando vuole.</text:p>
      <text:p text:style-name="P33"/>
      <text:p text:style-name="P34">La relazione di ereditarietà equivale alla relazione di inclusione tra gli insiemi. Dire che una classe B eredita la classe A significa che B ha sicuramente tutti gli attributi e i metodi di A. Ereditando A possiamo estendere la sua definizione, completando B.</text:p>
      <text:p text:style-name="P35">Si usa la composizione quando una classe deve fornire le funzionalità realizzate da un'altra classe già esistente, mentre si usa l'ereditarietà quando la nuova classe vuole estendere l'interfaccia della vecchia classe.</text:p>
      <text:p text:style-name="P36">Un'altro vantaggio dell'ereditarietà, al di là dell'organizzazione gerarchica del sistema, è quello di favorire il riuso del software: anziché scartare completamente una vecchia classe che non soddisfa appieno le nostre attuali esigenze, possiamo costruirne una nuova che la estenda, apportando le modifiche che servono.</text:p>
      <text:p text:style-name="P37"><text:soft-page-break/>L'ereditarietà riduce quindi i tempi di sviluppo poiché minimizza la quantità di codice che occorre scrivere. <text:span text:style-name="T9">Salendo lungo la gerarchia si ha generalizzazione, mentre scendendo si ha specializzazione o particolarizzazione.</text:span></text:p>
      <text:p text:style-name="P38">La sottoclasse eredita tutti i metodi della genitrice e può essere estesa con metodi ed attributi locali che ne completano la descrizione. Tale meccanismo consente di derivare una sottoclasse per aggiunta, per occultamento o per ridefinizione di uno o più membri della classe di partenza, che diventa una superclasse della nuova classe.</text:p>
      <text:p text:style-name="P39">La classe ereditata è detta classe base, mentre la classe che eredita è detta classe derivata.</text:p>
      <text:p text:style-name="P40">Java permette di ereditare una singola classe tramite 'Extends', mentre C++ permette di ereditarne molteplici tramite ':'. In Java, la modalità di derivazione è sempre pubblica, mentre in C++ è possibile specificarla: public, protected, private.</text:p>
      <text:list xml:id="list922909380" text:style-name="L2">
        <text:list-item>
          <text:p text:style-name="P67">Si ha overriding quando si ridefinisce il metodo della classe base specializzandone o sostituendone il comportamento.</text:p>
        </text:list-item>
        <text:list-item>
          <text:p text:style-name="P68">In Java l'overloading di un metodo della classe base, effettuato dalla derivata, non causa oscuramento.</text:p>
        </text:list-item>
        <text:list-item>
          <text:p text:style-name="P68">Lo shadowing si ha quando si oscura un metodo o un attributo della classe madre dichiarandolo privato.</text:p>
        </text:list-item>
      </text:list>
      <text:p text:style-name="P41">Quando si richiama un metodo su un oggetto, l'interprete ne cerca la definizione nella classe dell'oggetto stesso, per poi risalire lungo la gerarchia: se sono presenti più metodi con la stessa firma viene eseguito il metodo trovato per primo.</text:p>
      <text:p text:style-name="P42">Protected è uno specificatore di accesso che indica che l'accesso a quell'attributo è consentito a tutte le classi del package e a quelle figlie.</text:p>
      <text:p text:style-name="P43">Quando si crea un'oggetto della classe derivata, questo contiene al suo interno un sotto-oggetto della classe base, il quale va opportunamente inizializzato tramite una chiamata al costruttore (super(..)), la quale può essere implicita solo se tale metodo non presenta argomenti.</text:p>
      <text:p text:style-name="P44">La costruzione di classi derivate avviene chiamando ricorsivamente il costruttore della classe base, cominciando la costruzione dalla radice della gerarchia; <text:span text:style-name="T10">la distruzione segue invece il verso opposto.</text:span></text:p>
      <text:p text:style-name="P45">Se in Java non viene definita esplicitamente una super-classe, il compilatore usa la classe predefinita Object, che non ha super-classe e che definisce diversi metodi pubblici con implemetazione minimale che vengono ereditati da qualunque classe.</text:p>
      <text:list xml:id="list1564797873" text:style-name="L3">
        <text:list-item>
          <text:p text:style-name="P69">Public boolean equals(Object o) restituisce "vero" se l'oggetto confrontato ha lo stesso riferimento a quello su cui viene invocato il metodo.</text:p>
        </text:list-item>
        <text:list-item>
          <text:p text:style-name="P69">Public String toString() restituisce una rappresentazione stampabile dell'oggetto.</text:p>
        </text:list-item>
        <text:list-item>
          <text:p text:style-name="P69">Public int hashCode() restituisce un valore intero legato al contenuto dell'oggetto: se i dati cambiano, il valore restituito cambia; se vengono forniti oggetti uguali si deve ottiene lo stesso valore mentre se si forniscono oggetti diversi si possono ottenere valori diversi.</text:p>
        </text:list-item>
      </text:list>
      <text:p text:style-name="P46"/>
      <text:p text:style-name="P47">La funzionalità più importante dell'ereditarietà è che un oggetto della classe derivata è anche un oggetto della classe base, dunque è possibile fare upcasting, cioè è possibile <text:span text:style-name="T12">per un figlio accedere a tutte le proprietà del padre, mentre per un padre è possibile accedere solo ai metodi overridden del figlio.</text:span></text:p>
      <text:p text:style-name="P47"/>
      <text:p text:style-name="P48">A seconda del contesto, la parola chiave <text:span text:style-name="T13">final </text:span>assume significati diversi, in quanto si può riferire a tipi semplici, riferimenti, metodi e classi.</text:p>
      <text:p text:style-name="P49">In combinazione con una variabile, indica che quella è una costante a tempo di compilazione oppure che una volta inizializzata a runtime non può più cambiare.</text:p>
      <text:p text:style-name="P49">Un riferimento ad un oggetto dichiarato final indica che può essere inizializzato una sola volta e non può essere modificato; può anche essere utilizzato per non cambiare l'oggetto puntato.</text:p>
      <text:p text:style-name="P49">Le blank final sono variabili non inizializzate in occasione della dichiarazione e vanno obbligatoriamente inizializzate all'interno del costruttore, altrimenti la compilazione segna un errore.</text:p>
      <text:p text:style-name="P49"><text:soft-page-break/>I parametri final sono parametri non modificabili dai metodi.</text:p>
      <text:p text:style-name="P49">Un metodo final non può essere cambiato dalle classi derivate e può diventare una funzione inline: il compilatore ne copia il corpo invece di inserire una istruzione di salto, con la possibilità di migliorare l'efficienza. In C le funzioni inline sono funzioni il cui corpo viene inserito nel punto stesso della chiamata, senza ricorrere a salti a sottoprogrammi. Il loro uso va limitato a funzioni il cui corpo è composto da poche istruzioni per avere un effettivo miglioramento delle prestazioni. <text:span text:style-name="T15">In Java non è possibile esplicitarle, sta alla JVM capire se sia possibile effettuare tali ottimizzazioni.</text:span></text:p>
      <text:p text:style-name="P50">Un metodo private è automaticamente anche final, è "più forte" in quanto non potendo essere usato non può essere ereditato.</text:p>
      <text:p text:style-name="P51">Quando si tenta un override di un metodo privato della classe padre, quello che si ottiene in realtà è un nuovo metodo della classe derivata.</text:p>
      <text:p text:style-name="P51">Una classe final è una classe che non può essere ereditata; non ha effetto definire i metodi all'interno di essa come final.</text:p>
      <text:p text:style-name="P51"/>
      <text:p text:style-name="P2">Argomento 18</text:p>
      <text:p text:style-name="P52">Il <text:span text:style-name="T13">polimorfismo</text:span> <text:span text:style-name="T24">consente di estendere un progetto già sviluppato aggiungendo nuove funzionalità </text:span><text:span text:style-name="T25">e significa, letteralmente, assumere più forme. Riferendoci ad un sistema software ad oggetti, indica la capacità che hanno oggetti di classi derivate da una classe base comune di rispondere in maniera diversa ad uno stesso messaggio. Un'entità è polimorfa se può fare riferimento, nel tempo, a classi diverse. </text:span><text:span text:style-name="T26">Distinguiamo, inoltre, tra polimorfismo </text:span><text:span text:style-name="T14">statico</text:span><text:span text:style-name="T26">, se avviene a tempo di compilazione, e </text:span><text:span text:style-name="T14">dinamico</text:span><text:span text:style-name="T26">, se avviene a tempo di esecuzione. </text:span><text:span text:style-name="T27">Nel primo caso si parla di </text:span><text:span text:style-name="T29">early binding</text:span><text:span text:style-name="T35">, mentre nel secondo di </text:span><text:span text:style-name="T29">late binding</text:span><text:span text:style-name="T35">.</text:span></text:p>
      <text:p text:style-name="P56"><text:span text:style-name="T35">I</text:span><text:span text:style-name="T34">l linguaggio C usa solo early binding, mentre Java solo late binding; C++ invece per default usa early binding, ma per i metodi definiti </text:span><text:span text:style-name="T28">virtual</text:span><text:span text:style-name="T34"> (polimorfi) usa late binding.</text:span></text:p>
      <text:p text:style-name="P53"><text:span text:style-name="T35">I</text:span><text:span text:style-name="T34">l polimorfismo supporta la proprietà di </text:span><text:span text:style-name="T28">estensibilità</text:span><text:span text:style-name="T34"> di un sistema, perchè minimizza la quantità di codice che occorre modificare quando si estende il sistema, cioè quando si introducono nuove classi e funzionalità.</text:span></text:p>
      <text:p text:style-name="P70">Il polimorfismo separa il come, cioè l'interfaccia dell'oggetto, dal cosa, cioè il tipo o la classe di un oggetto.</text:p>
      <text:p text:style-name="P71">Chiamate a metodi polimorfi all'interno dei costruttori potrebbe portare a dei problemi in quanto la costruzione dell'oggetto non è terminata.</text:p>
      <text:p text:style-name="P70"/>
      <text:p text:style-name="P54"><text:span text:style-name="T34">La </text:span><text:span text:style-name="T39">classe Object</text:span><text:span text:style-name="T34"> è la superclasse, diretta o indiretta, di ogni classe e definisce lo stato e il comportamento base che ogni oggetto deve avere, cioè la capacità di confrontarsi con altri oggetti, convertirsi in una stringa, ritornare la classe dell'oggetto, attendere su una variabile condition e notificare quando quest'ultima cambia.</text:span></text:p>
      <text:p text:style-name="P55"><text:span text:style-name="T34">Dei metodi presenti, è possibile sovrascrivere </text:span><text:span text:style-name="T28">clone, equals, hashCode, finalize </text:span><text:span text:style-name="T34">e </text:span><text:span text:style-name="T28">toString</text:span><text:span text:style-name="T34">, mentre non è possibile farlo per </text:span><text:span text:style-name="T28">getClass, notify, notifyAll </text:span><text:span text:style-name="T34">e </text:span><text:span text:style-name="T28">wait</text:span><text:span text:style-name="T34">.</text:span></text:p>
      <text:p text:style-name="P72"/>
      <text:p text:style-name="P58"><text:span text:style-name="T34">Public String toString ()</text:span><text:span text:style-name="T37"> crea una rappresentazione dell'oggetto sotto forma di stringa. </text:span><text:span text:style-name="T36">System.out</text:span><text:span text:style-name="T38"> è un attributo della classe </text:span><text:span text:style-name="T32">System</text:span><text:span text:style-name="T38"> ed è di tipo </text:span><text:span text:style-name="T36">PrintWriter</text:span><text:span text:style-name="T38">, una classe che serve per scrivere a video ed ha una definizione di questo tipo:</text:span></text:p>
      <text:p text:style-name="P59"><text:span text:style-name="T38"><text:tab/></text:span><text:span text:style-name="T32">public class PrintWriter extends Writer {</text:span></text:p>
      <text:p text:style-name="P84"><text:tab/><text:tab/>public void println(Object x) {</text:p>
      <text:p text:style-name="P84"><text:tab/><text:tab/><text:tab/>String s = x.toString();</text:p>
      <text:p text:style-name="P84"><text:tab/><text:tab/>...}</text:p>
      <text:p text:style-name="P84"><text:tab/>...}</text:p>
      <text:p text:style-name="P73">In virtù del subtyping possiamo passare come parametro qualunque oggetto ed in virtù del polimorfismo sappiamo che se la classe dell'oggetto ha ridefinito il metodo toString, allora sarà invocato quello.</text:p>
      <text:p text:style-name="P73"/>
      <text:p text:style-name="P60"><text:soft-page-break/>Protected Object clone() throws CloneNotSupportedException<text:span text:style-name="T16"> </text:span><text:span text:style-name="T18">è un metodo da usare quando si vuole duplicare un oggetto, creandone uno nuovo indipendente dall'originale. </text:span><text:span text:style-name="T19">Permette di effettuare una copia </text:span><text:span text:style-name="T33">superficiale</text:span><text:span text:style-name="T19"> (per valore): viene allocato lo spazio nella memoria heap e sono copiati i valori delle variabili membro della classe originaria, mentre per quelli di tipo complesso viene copiato solo il riferimento.</text:span></text:p>
      <text:p text:style-name="P61"><text:span text:style-name="T19">L</text:span><text:span text:style-name="T16">a ridefinizione del metodo va fatta rendendolo </text:span><text:span text:style-name="T31">public, </text:span><text:span text:style-name="T16">in modo da renderlo visibile alle alti classi, e va usato effettuando un cast.</text:span></text:p>
      <text:p text:style-name="P63"><text:span text:style-name="T20">N</text:span><text:span text:style-name="T16">on tutti gli oggetti sono clonabili, ad esempio le Stringhe, e potrebbe risultare problematico clonare una classe che ha sottoclassi oppure una classe composta. </text:span><text:span text:style-name="T22">La scelta tra superficiale e profonda dipende dai singoli campi, se sono mutabili o meno, e dal contesto applicativo.</text:span></text:p>
      <text:p text:style-name="P74"/>
      <text:p text:style-name="P62"><text:span text:style-name="T16">(Note extra) Le </text:span>eccezioni<text:span text:style-name="T16"> in Java sono eventi inaspettati e/o non voluti che possono occorrere durante l'esecuzione di un programma. Il comportamaento di default quando sono incontrate è la terminazione del programma, ma è possibile aggirare la cosa tramite </text:span>try <text:span text:style-name="T16">e </text:span>catch<text:span text:style-name="T16">. </text:span><text:span text:style-name="T20">Il primo contiene un blocco di istruzioni in cui <text:tab/>un'eccezione può avvenire, mentre il secondo contiene il modo di gestire tale eccezione. Ci sono, inoltre, </text:span><text:span text:style-name="T40">throw</text:span><text:span text:style-name="T20">, che trasferisce il controllo da blocco try al blocco catch, e </text:span><text:span text:style-name="T40">throws</text:span><text:span text:style-name="T20">, che invece è usato per gestire le eccezioni senza try e catch, in quanto specifica l'eccezione che un metodo può lanciare al chiamante senza gestirlo. </text:span><text:span text:style-name="T21">Dopo molteplici catch è anche possibile trovare </text:span><text:span text:style-name="T41">finally</text:span><text:span text:style-name="T21">, che contiene del codice comune da eseguire indipendentemente dalla presenza dell'eccezione.</text:span></text:p>
      <text:p text:style-name="P75"/>
      <text:p text:style-name="P64"><text:span text:style-name="T22">M</text:span><text:span text:style-name="T16">olte delle cose viste finora possono causare dei problemi: il programmatore può sbagliare la ridefinizione di un metodo e crearne uno nuovo oppure dimenticare di effettuare l'overriding, inoltre è possibile che un metodo richiamato della classe base sia fittizio, o ancora che la classe base fittizia sia usata in maniera scorretta.</text:span></text:p>
      <text:p text:style-name="P65"><text:span text:style-name="T16">Per prevenire tutti questi problemi a tempo di compilazione, Java propone l'uso delle </text:span>classi astratte. <text:span text:style-name="T23">Una classe si definisce astratta quando uno o più dei suoi metodi non sono implementati, ma ne presenta soltanto i prototipi. Fornisce solo un'interfaccia per le classi derivate, e a volte anche una parziale implementazione, e non è possibile istanziare oggetti di tale tipo.</text:span></text:p>
      <text:p text:style-name="P81"><text:span text:style-name="T23">I </text:span><text:span text:style-name="T16">metodi dichiarati </text:span><text:span text:style-name="T31">abstract</text:span><text:span text:style-name="T16"> sono per definizione polimorfi e la loro non implementazione genera errore di compilazione.</text:span></text:p>
      <text:p text:style-name="P81"><text:span text:style-name="T16"/></text:p>
      <text:p text:style-name="P82">Lezione 19: Downcasting</text:p>
      <text:p text:style-name="P76">L'operazione di downcasting è un'operazione che permette di recuperare le caratteristiche della classe derivata che sono state perse per via dell'upcasting. È un'operazione che va forzata, in quanto non sempre lecita, e dunque il programmatore deve sapere cosa sta facendo. C'è la possibilità di generare eccezioni a run-time.</text:p>
      <text:p text:style-name="P76"/>
      <text:p text:style-name="P83">Lezione 20: Interfacce</text:p>
      <text:p text:style-name="P77">Le interfacce definiscono classi completamente astratte in cui ogni metodo è pubblico di default e non può avere implementazione e in cui gli attributi sono statici, final ed inizializzati (non è concesso avere blank static). Una classe che implementa i metodi di un'interfaccia deve dichiarare una visibilità public, altrimenti saranno 'friendly' di default.</text:p>
      <text:p text:style-name="P79">È possibile che le costanti definite da un'interfaccia siano inizializzate a run-time.</text:p>
      <text:p text:style-name="P78">C++ supporta l'ereditarietà multipla, cioè è possibile ereditare più classi, ma questo può portare a delle collisioni in quanto bisogna gestire l'upcasting verso più classi. <text:span text:style-name="T42">Le interfacce permettono una gestione più sofisticata degli oggetti di un progetto ed è possibile implementarne molteplici tramite la parola chiave &lt;</text:span><text:span text:style-name="T30">implements</text:span><text:span text:style-name="T42">&gt;.</text:span></text:p>
      <text:p text:style-name="P79">Considerazioni: solo un'interfaccia può ereditare interfacce; solo una classe può implementare inferfacce.</text:p>
      <text:p text:style-name="P79">(Attenzione alle incompatibilità tra metodi con lo stesso nome ma tipi di ritorno diversi)</text:p>
      <text:p text:style-name="P80">Le interffacce Java sono un modo per ottenere il polimorfismo.</text:p>
      <text:p text:style-name="P80"><text:soft-page-break/><text:span text:style-name="T43">A partire da Java8, per alleviare il problema delle evoluzioni delle interfacce nelle API, è possibile specificare nell'interfaccia delle implementazioni di default per alcuni dei metodi, così da non forzare le classi implementanti ad offrirne una propria. Queste implementazioni di default possono essere normalmente sovrascritte. Un'interfaccia può anche presentare metodi statici con implementazione, </text:span>in genere per quelli di utilità che si desidera rendere disponibili.</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4T16:24:42.838250089</meta:creation-date>
    <dc:date>2023-11-11T11:41:52.554510701</dc:date>
    <meta:editing-duration>PT5H57M52S</meta:editing-duration>
    <meta:editing-cycles>101</meta:editing-cycles>
    <meta:generator>LibreOffice/7.3.7.2$Linux_X86_64 LibreOffice_project/30$Build-2</meta:generator>
    <meta:document-statistic meta:table-count="0" meta:image-count="0" meta:object-count="0" meta:page-count="8" meta:paragraph-count="128" meta:word-count="4083" meta:character-count="26667" meta:non-whitespace-character-count="22708"/>
  </office:meta>
</office:document-meta>
</file>